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89cm" fo:margin-left="-0.078cm" table:align="left" style:may-break-between-rows="true" style:writing-mode="lr-tb"/>
    </style:style>
    <style:style style:name="Tabella2.A" style:family="table-column">
      <style:table-column-properties style:column-width="2.21cm"/>
    </style:style>
    <style:style style:name="Tabella2.B" style:family="table-column">
      <style:table-column-properties style:column-width="7.625cm"/>
    </style:style>
    <style:style style:name="Tabella2.C" style:family="table-column">
      <style:table-column-properties style:column-width="0.956cm"/>
    </style:style>
    <style:style style:name="Tabella2.D" style:family="table-column">
      <style:table-column-properties style:column-width="1.794cm"/>
    </style:style>
    <style:style style:name="Tabella2.E" style:family="table-column">
      <style:table-column-properties style:column-width="2.298cm"/>
    </style:style>
    <style:style style:name="Tabella2.F" style:family="table-column">
      <style:table-column-properties style:column-width="1.827cm"/>
    </style:style>
    <style:style style:name="Tabella2.G" style:family="table-column">
      <style:table-column-properties style:column-width="2.378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2.G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0f32b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0f32b7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0f32b7" style:font-size-asian="8pt" style:font-weight-asian="normal" style:font-name-complex="Tahoma1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P16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text-properties fo:font-size="6pt" style:font-size-asian="5.25pt" style:font-size-complex="6pt"/>
    </style:style>
    <style:style style:name="P19" style:family="paragraph" style:parent-style-name="Standard">
      <style:paragraph-properties fo:text-align="end" style:justify-single-word="false"/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/>
    </style:style>
    <style:style style:name="P20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4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P3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5" style:family="paragraph" style:parent-style-name="Table_20_Contents">
      <style:paragraph-properties fo:text-align="end" style:justify-single-word="false"/>
      <style:text-properties style:font-name="Colibri1" fo:font-size="3pt" fo:font-weight="bold" fo:background-color="transparent" style:font-size-asian="2.59999990463257pt" style:font-weight-asian="bold" style:font-size-complex="3pt" style:font-weight-complex="bold"/>
    </style:style>
    <style:style style:name="P36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text-properties style:font-name="Ubuntu" fo:font-size="8pt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Ubuntu" fo:font-size="3pt" style:font-size-asian="2.59999990463257pt" style:font-size-complex="3pt"/>
    </style:style>
    <style:style style:name="P40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P4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P5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5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57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8" style:family="text">
      <style:text-properties fo:font-style="normal" fo:background-color="transparent" loext:char-shading-value="0" style:font-style-asian="normal" style:font-style-complex="normal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text:display="none" style:text-overline-style="none" style:text-overline-color="font-color"/>
    </style:style>
    <style:style style:name="T13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T16" style:family="text">
      <style:text-properties fo:background-color="transparent" loext:char-shading-value="0"/>
    </style:style>
    <style:style style:name="T17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pt" style:font-size-asian="2pt" style:font-size-complex="2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6">Codice art.</text:p>
            </table:table-cell>
            <table:table-cell table:style-name="Tabella2.B1" office:value-type="string">
              <text:p text:style-name="P6">Descrizione</text:p>
            </table:table-cell>
            <table:table-cell table:style-name="Tabella2.A1" office:value-type="string">
              <text:p text:style-name="P6">U.M.</text:p>
            </table:table-cell>
            <table:table-cell table:style-name="Tabella2.A1" office:value-type="string">
              <text:p text:style-name="P7">Quantità</text:p>
            </table:table-cell>
            <table:table-cell table:style-name="Tabella2.A1" office:value-type="string">
              <text:p text:style-name="P7">Imponibile</text:p>
            </table:table-cell>
            <table:table-cell table:style-name="Tabella2.A1" office:value-type="string">
              <text:p text:style-name="P7">I.V.A.</text:p>
            </table:table-cell>
            <table:table-cell table:style-name="Tabella2.G1" office:value-type="string">
              <text:p text:style-name="P7">Totale Imponibile</text:p>
            </table:table-cell>
          </table:table-row>
        </table:table-header-rows>
        <table:table-row table:style-name="Tabella2.1">
          <table:table-cell table:style-name="Tabella2.A3" table:number-columns-spanned="7" office:value-type="string">
            <text:p text:style-name="P48"><text:placeholder text:placeholder-type="text">&lt;for each="ddt in invoice_tre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7" office:value-type="string">
            <text:p text:style-name="P47"><text:placeholder text:placeholder-type="text">&lt;ddt['description'] or ''&gt;</text:placeholder><text:span text:style-name="T1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7" office:value-type="string">
            <text:p text:style-name="P48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ella2.B5" office:value-type="string">
            <text:p text:style-name="P55"><text:placeholder text:placeholder-type="text">&lt;line.name or ''&gt;</text:placeholder></text:p>
          </table:table-cell>
          <table:table-cell table:style-name="Tabella2.C5" office:value-type="string">
            <text:p text:style-name="P25"><text:placeholder text:placeholder-type="text">&lt;line.uos_id and line.uos_id.name or ''&gt;</text:placeholder></text:p>
          </table:table-cell>
          <table:table-cell table:style-name="Tabella2.D5" office:value-type="string">
            <text:p text:style-name="P56"><text:placeholder text:placeholder-type="text">&lt;if test="line.quantity != 0.00"&gt;</text:placeholder></text:p>
            <text:p text:style-name="P57"><text:placeholder text:placeholder-type="text">&lt;line.quantity or 0.00&gt;</text:placeholder></text:p>
            <text:p text:style-name="P57"><text:placeholder text:placeholder-type="text">&lt;/if&gt;</text:placeholder></text:p>
          </table:table-cell>
          <table:table-cell table:style-name="Tabella2.E5" office:value-type="string">
            <text:p text:style-name="P27"><text:placeholder text:placeholder-type="text">&lt;if test="line.quantity != 0.00"&gt;</text:placeholder></text:p>
            <text:p text:style-name="P27"><text:placeholder text:placeholder-type="text">&lt;italian_number(line.price_unit, precision=2)&gt;</text:placeholder></text:p>
            <text:p text:style-name="P27"><text:placeholder text:placeholder-type="text">&lt;/if&gt;</text:placeholder></text:p>
          </table:table-cell>
          <table:table-cell table:style-name="Tabella2.F5" office:value-type="string">
            <text:p text:style-name="P24"><text:placeholder text:placeholder-type="text">&lt;line.invoice_line_tax_id and line.invoice_line_tax_id[0].description or ''&gt;</text:placeholder></text:p>
          </table:table-cell>
          <table:table-cell table:style-name="Tabella2.G5" office:value-type="string">
            <text:p text:style-name="P27"><text:placeholder text:placeholder-type="text">&lt;if test="line.quantity != 0.00"&gt;</text:placeholder></text:p>
            <text:p text:style-name="P27"><text:placeholder text:placeholder-type="text">&lt;italian_number(line.price_subtotal, precision=2)&gt;</text:placeholder></text:p>
            <text:p text:style-name="P27"><text:placeholder text:placeholder-type="text">&lt;/if&gt;</text:placeholder></text:p>
          </table:table-cell>
        </table:table-row>
        <table:table-row table:style-name="Tabella2.1">
          <table:table-cell table:style-name="Tabella2.A7" table:number-columns-spanned="7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7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placeholder text:placeholder-type="text">&lt;o.comment or ''&gt;</text:placeholder></text:p>
      <text:p text:style-name="P26"><text:placeholder text:placeholder-type="text">&lt;o.fiscal_position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061cm" fo:margin-left="-0.053cm" table:align="left" style:writing-mode="lr-tb"/>
    </style:style>
    <style:style style:name="Tabella1.A" style:family="table-column">
      <style:table-column-properties style:column-width="10.986cm"/>
    </style:style>
    <style:style style:name="Tabella1.B" style:family="table-column">
      <style:table-column-properties style:column-width="4.23cm"/>
    </style:style>
    <style:style style:name="Tabella1.C" style:family="table-column">
      <style:table-column-properties style:column-width="3.84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2" style:family="table-row">
      <style:table-row-properties style:min-row-height="0.45cm" fo:keep-together="auto"/>
    </style:style>
    <style:style style:name="Tabella1.3" style:family="table-row">
      <style:table-row-properties style:min-row-height="2.695cm" fo:keep-together="auto"/>
    </style:style>
    <style:style style:name="Tabella1.A3.1" style:family="table-column">
      <style:table-column-properties style:column-width="7.292cm"/>
    </style:style>
    <style:style style:name="Tabella1.A3.2" style:family="table-column">
      <style:table-column-properties style:column-width="1.088cm"/>
    </style:style>
    <style:style style:name="Tabella1.A3.3" style:family="table-column">
      <style:table-column-properties style:column-width="2.605cm"/>
    </style:style>
    <style:style style:name="Tabella1.A3.1" style:family="table-row">
      <style:table-row-properties style:min-row-height="0.603cm" fo:keep-together="auto"/>
    </style:style>
    <style:style style:name="Tabella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A3.2" style:family="table-row">
      <style:table-row-properties style:min-row-height="0.448cm" fo:keep-together="auto"/>
    </style:style>
    <style:style style:name="Tabella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a1.A3.3" style:family="table-row">
      <style:table-row-properties style:min-row-height="0.49cm" fo:keep-together="auto"/>
    </style:style>
    <style:style style:name="Tabella1.A3.4" style:family="table-row">
      <style:table-row-properties style:min-row-height="0.455cm" fo:keep-together="auto"/>
    </style:style>
    <style:style style:name="Tabella1.A3.5" style:family="table-row">
      <style:table-row-properties style:min-row-height="0.589cm" fo:keep-together="auto"/>
    </style:style>
    <style:style style:name="Tabella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ella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style:vertical-align="middle" fo:padding="0.097cm" fo:border-left="none" fo:border-right="none" fo:border-top="0.05pt solid #000000" fo:border-bottom="none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style:vertical-align="middle"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0f32b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0f32b7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0f32b7" style:font-size-asian="8pt" style:font-weight-asian="normal" style:font-name-complex="Tahoma1" style:font-size-complex="8pt" style:font-weight-complex="normal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MP6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MP7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MP8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MP9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MP15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7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1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0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4" style:family="paragraph" style:parent-style-name="Standard">
      <style:text-properties fo:font-size="4pt" style:font-size-asian="3.5pt" style:font-size-complex="4pt"/>
    </style:style>
    <style:style style:name="MP25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9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MP30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MP31" style:family="paragraph" style:parent-style-name="Table_20_Contents">
      <style:paragraph-properties fo:text-align="start" style:justify-single-word="false"/>
      <style:text-properties style:font-name="Ubuntu" fo:font-size="3pt" style:font-size-asian="2.59999990463257pt" style:font-size-complex="3pt"/>
    </style:style>
    <style:style style:name="MP32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MP33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34" style:family="paragraph" style:parent-style-name="Table_20_Contents">
      <style:paragraph-properties fo:text-align="end" style:justify-single-word="false"/>
      <style:text-properties style:font-name="Colibri1" fo:font-size="3pt" fo:font-weight="bold" fo:background-color="transparent" style:font-size-asian="2.59999990463257pt" style:font-weight-asian="bold" style:font-size-complex="3pt" style:font-weight-complex="bold"/>
    </style:style>
    <style:style style:name="MP35" style:family="paragraph" style:parent-style-name="Table_20_Contents">
      <style:text-properties style:font-name="Ubuntu" fo:font-size="8pt" style:font-size-asian="8pt" style:font-size-complex="8pt"/>
    </style:style>
    <style:style style:name="MP3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41" style:family="paragraph" style:parent-style-name="Standard">
      <style:text-properties fo:font-size="6pt" style:font-size-asian="5.25pt" style:font-size-complex="6pt"/>
    </style:style>
    <style:style style:name="MP42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MP43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MP44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MT1" style:family="text">
      <style:text-properties fo:color="#000000"/>
    </style:style>
    <style:style style:name="MT2" style:family="text">
      <style:text-properties fo:color="#000000" fo:font-weight="normal" style:font-weight-asian="normal" style:font-weight-complex="normal"/>
    </style:style>
    <style:style style:name="M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style:font-name="Arial1" fo:font-size="10pt" style:font-size-asian="10pt" style:font-size-complex="10pt"/>
    </style:style>
    <style:style style:name="MT7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8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9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font-style="italic" text:display="none" style:text-overline-style="none" style:text-overline-color="font-color"/>
    </style:style>
    <style:style style:name="MT12" style:family="text">
      <style:text-properties fo:font-size="9pt" style:font-size-asian="9pt" style:font-size-complex="9pt"/>
    </style:style>
    <style:style style:name="MT13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MT14" style:family="text">
      <style:text-properties fo:background-color="transparent" loext:char-shading-value="0"/>
    </style:style>
    <style:style style:name="MT15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6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7" style:family="text">
      <style:text-properties fo:font-weight="normal" style:font-weight-asian="normal" style:font-weight-complex="normal"/>
    </style:style>
    <style:style style:name="MT18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.681cm" fo:margin-bottom="0.49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6,2,'cm')" text:anchor-type="paragraph" svg:x="-0.041cm" svg:y="-2cm" svg:width="10.929cm" svg:height="2cm" draw:z-index="0"><draw:text-box><text:p text:style-name="Frame_20_contents"/></draw:text-box></draw:frame><text:placeholder text:placeholder-type="text">&lt;o.company_id.partner_id.name.upper()&gt;</text:placeholder></text:p>
        <text:p text:style-name="MP2"><text:span text:style-name="MT1">Sede </text:span><text:span text:style-name="MT2">Legale: </text:span><text:span text:style-name="MT3"><text:placeholder text:placeholder-type="text">&lt;o.company_id.partner_id.street or ''&gt;</text:placeholder></text:span><text:span text:style-name="MT3"> </text:span><text:span text:style-name="MT3"><text:placeholder text:placeholder-type="text">&lt;o.company_id.partner_id.zip or ''&gt;</text:placeholder></text:span><text:span text:style-name="MT3"> </text:span><text:span text:style-name="MT2"><text:s/></text:span><text:span text:style-name="MT3"><text:placeholder text:placeholder-type="text">&lt;o.company_id.partner_id.city or ''&gt;</text:placeholder></text:span><text:span text:style-name="MT2"> <text:s/></text:span><text:span text:style-name="MT3"><text:placeholder text:placeholder-type="text">&lt;o.company_id.partner_id.state_id.code and str('('+o.company_id.partner_id.state_id.code.upper()+')') or ''&gt;</text:placeholder></text:span></text:p>
        <text:p text:style-name="MP3">Codice Fiscale e Partita Iva <text:span text:style-name="MT4"><text:placeholder text:placeholder-type="text">&lt;o.company_id.partner_id.vat or ''&gt;</text:placeholder></text:span></text:p>
        <text:p text:style-name="MP4"><text:span text:style-name="MT5"><text:placeholder text:placeholder-type="text">&lt;o.company_id.partner_id.email or ''&gt;</text:placeholder></text:span><text:span text:style-name="MT6"><text:placeholder text:placeholder-type="text">&lt;setLang(o.company_id.partner_id.lang or  'it_IT')&gt;</text:placeholder></text:span></text:p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3" office:value-type="string">
              <text:p text:style-name="MP5"><text:span text:style-name="MT7"><text:placeholder text:placeholder-type="text">&lt;if test="o.type == 'out_invoice' "&gt;</text:placeholder></text:span><text:span text:style-name="MT8">FATTURA</text:span><text:span text:style-name="MT9"><text:placeholder text:placeholder-type="text">&lt;if test="o.state == 'proforma2'"&gt;</text:placeholder></text:span><text:span text:style-name="MT9"> </text:span><text:span text:style-name="MT8">PROFORMA</text:span><text:span text:style-name="MT7"><text:placeholder text:placeholder-type="text">&lt;/if&gt;</text:placeholder></text:span><text:span text:style-name="MT7"><text:placeholder text:placeholder-type="text">&lt;/if&gt;</text:placeholder></text:span><text:span text:style-name="MT7"><text:placeholder text:placeholder-type="text">&lt;if test="o.type == 'out_refund' "&gt;</text:placeholder></text:span><text:span text:style-name="MT8">Nota Accredito</text:span><text:span text:style-name="MT7"><text:placeholder text:placeholder-type="text">&lt;/if&gt;</text:placeholder></text:span><text:span text:style-name="MT10"> N. </text:span><text:span text:style-name="MT10"><text:placeholder text:placeholder-type="text">&lt;o.number or ''&gt;</text:placeholder></text:span><text:span text:style-name="MT10"> del </text:span><text:span text:style-name="MT10"><text:placeholder text:placeholder-type="text">&lt;o.date_invoice and formatLang(o.date_invoice,date=True) or ''&gt;</text:placeholder></text:span></text:p>
            </table:table-cell>
            <table:covered-table-cell/>
            <table:covered-table-cell/>
          </table:table-row>
          <table:table-row table:style-name="Tabella1.2">
            <table:table-cell table:style-name="Tabella1.A1" table:number-columns-spanned="2" office:value-type="string">
              <text:p text:style-name="MP6"/>
            </table:table-cell>
            <table:covered-table-cell/>
            <table:table-cell table:style-name="Tabella1.A1" office:value-type="string">
              <text:p text:style-name="MP6"/>
            </table:table-cell>
          </table:table-row>
          <table:table-row table:style-name="Tabella1.3">
            <table:table-cell>
              <table:table table:is-sub-table="true">
                <table:table-column table:style-name="Tabella1.A3.1"/>
                <table:table-column table:style-name="Tabella1.A3.2"/>
                <table:table-column table:style-name="Tabella1.A3.3"/>
                <table:table-row table:style-name="Tabella1.A3.1">
                  <table:table-cell table:style-name="Tabella1.A3.1.1" office:value-type="string">
                    <text:p text:style-name="MP6">Codice fiscale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2">
                  <table:table-cell table:style-name="Tabella1.A3.1.2" office:value-type="string">
                    <text:p text:style-name="MP8"><text:placeholder text:placeholder-type="text">&lt;o.partner_id.fiscalcode or ''&gt;</text:placeholder>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3">
                  <table:table-cell table:style-name="Tabella1.A3.1.1" office:value-type="string">
                    <text:p text:style-name="MP6">Partita IVA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4">
                  <table:table-cell table:style-name="Tabella1.A3.1.2" office:value-type="string">
                    <text:p text:style-name="MP8"><text:placeholder text:placeholder-type="text">&lt;o.partner_id.vat or ''&gt;</text:placeholder>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5">
                  <table:table-cell table:style-name="Tabella1.A3.1.5" office:value-type="string">
                    <text:p text:style-name="MP6">Commessa: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5">
                  <table:table-cell table:style-name="Tabella1.A3.1.6" office:value-type="string">
                    <text:p text:style-name="MP9"><text:placeholder text:placeholder-type="text">&lt;if test="o.origin &lt;&gt;''"&gt;</text:placeholder><text:span text:style-name="MT11"> </text:span></text:p>
                    <text:p text:style-name="MP10"><text:span text:style-name="MT12"><text:placeholder text:placeholder-type="text">&lt;o.origin or ''&gt;</text:placeholder></text:span><text:span text:style-name="MT13"> </text:span></text:p>
                    <text:p text:style-name="MP9"><text:placeholder text:placeholder-type="text">&lt;/if&gt;</text:placeholder><text:span text:style-name="MT11"> </text:span></text:p>
                    <text:p text:style-name="MP9"><text:placeholder text:placeholder-type="text">&lt;if test="o.origin ==''"&gt;</text:placeholder><text:span text:style-name="MT11"> </text:span></text:p>
                    <text:p text:style-name="MP9"><text:placeholder text:placeholder-type="text">&lt;for each="ddt in invoice_tree(o.invoice_line)"&gt;</text:placeholder><text:span text:style-name="MT11"> </text:span></text:p>
                    <text:p text:style-name="MP9"><text:placeholder text:placeholder-type="text">&lt;for each="line in ddt['lines']"&gt;</text:placeholder><text:span text:style-name="MT11"> </text:span></text:p>
                    <text:p text:style-name="MP11"><text:placeholder text:placeholder-type="text">&lt;line.origin or ''&gt;</text:placeholder></text:p>
                    <text:p text:style-name="MP9"><text:placeholder text:placeholder-type="text">&lt;/for&gt;</text:placeholder><text:span text:style-name="MT11"> </text:span></text:p>
                    <text:p text:style-name="MP9"><text:placeholder text:placeholder-type="text">&lt;/for&gt;</text:placeholder><text:span text:style-name="MT11"> </text:span></text:p>
                    <text:p text:style-name="MP9"><text:placeholder text:placeholder-type="text">&lt;/if&gt;</text:placeholder> 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</table:table>
            </table:table-cell>
            <table:table-cell table:style-name="Tabella1.B3" table:number-columns-spanned="2" office:value-type="string">
              <text:p text:style-name="MP12">Spett.le </text:p>
              <text:p text:style-name="MP13"><text:placeholder text:placeholder-type="text">&lt;o.partner_id.name or ''&gt;</text:placeholder></text:p>
              <text:p text:style-name="MP14"><text:placeholder text:placeholder-type="text">&lt;for each="address_invoice_id in address_invoice_id()"&gt;</text:placeholder></text:p>
              <text:p text:style-name="MP13"><text:placeholder text:placeholder-type="text">&lt;address_invoice_id.street or ''&gt;</text:placeholder></text:p>
              <text:p text:style-name="MP13"><text:span text:style-name="MT14"><text:placeholder text:placeholder-type="text">&lt;address_invoice_id.zip or ''&gt;</text:placeholder></text:span><text:span text:style-name="MT14"> - </text:span><text:span text:style-name="MT14"><text:placeholder text:placeholder-type="text">&lt;address_invoice_id.city or ''&gt;</text:placeholder></text:span><text:span text:style-name="MT14"> - </text:span><text:span text:style-name="MT14"><text:placeholder text:placeholder-type="text">&lt;address_invoice_id.state_id.code and str('('+address_invoice_id.state_id.code+')') or ''&gt;</text:placeholder></text:span><text:span text:style-name="MT14"> </text:span><text:span text:style-name="MT14"><text:placeholder text:placeholder-type="text">&lt;address_invoice_id.country_id.name&gt;</text:placeholder></text:span></text:p>
              <text:p text:style-name="MP15"><text:placeholder text:placeholder-type="text">&lt;/for&gt;</text:placeholder></text:p>
            </table:table-cell>
            <table:covered-table-cell/>
          </table:table-row>
        </table:table>
        <text:p text:style-name="MP16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7">Riepilogo IVA</text:p>
            </table:table-cell>
            <table:table-cell table:style-name="Tabella8.A1" office:value-type="string">
              <text:p text:style-name="MP18">Imponibile</text:p>
            </table:table-cell>
            <table:table-cell table:style-name="Tabella8.A1" office:value-type="string">
              <text:p text:style-name="MP19">Importo</text:p>
            </table:table-cell>
          </table:table-row>
          <table:table-row>
            <table:table-cell table:style-name="Tabella8.A4" table:number-columns-spanned="3" office:value-type="string">
              <text:p text:style-name="MP20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1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2"><text:span text:style-name="MT14"><text:placeholder text:placeholder-type="text">&lt;o.currency_id.symbol or ''&gt;</text:placeholder></text:span><text:span text:style-name="MT14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3"><text:span text:style-name="MT14"><text:placeholder text:placeholder-type="text">&lt;o.currency_id.symbol or ''&gt;</text:placeholder></text:span><text:span text:style-name="MT14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1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4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5">Pagamento</text:p>
            </table:table-cell>
            <table:table-cell table:style-name="Tabella5.A1" office:value-type="string">
              <text:p text:style-name="MP26"><text:placeholder text:placeholder-type="text">&lt;choose&gt;</text:placeholder></text:p>
              <text:p text:style-name="MP26"><text:placeholder text:placeholder-type="text">&lt;get_selection_item(o.payment_term, o.payment_term.type) or ''&gt;</text:placeholder></text:p>
              <text:p text:style-name="MP27"><text:placeholder text:placeholder-type="text">&lt;o.payment_term and o.payment_term.note or o.payment_term and o.payment_term.name or ''&gt;</text:placeholder></text:p>
              <text:p text:style-name="MP26"><text:placeholder text:placeholder-type="text">&lt;when test="o.payment_term.type == 'RB'"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id.bank_riba_id"&gt;</text:placeholder></text:p>
              <text:p text:style-name="MP27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if test="o.partner_id.bank_ids"&gt;</text:placeholder></text:p>
              <text:p text:style-name="MP27"><text:placeholder text:placeholder-type="text">&lt;o.partner_id.bank_ids[0].bank_name or '' &gt;</text:placeholder></text:p>
              <text:p text:style-name="MP26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bank_id"&gt;</text:placeholder></text:p>
              <text:p text:style-name="MP27"><text:span text:style-name="MT5"><text:placeholder text:placeholder-type="text">&lt;o.partner_bank_id.bank.name&gt;</text:placeholder></text:span><text:span text:style-name="MT5"> IBAN </text:span><text:span text:style-name="MT5"><text:placeholder text:placeholder-type="text">&lt;o.partner_bank_id.iban&gt;</text:placeholder></text:span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8"><text:placeholder text:placeholder-type="text">&lt;if test="o.partner_id.company_bank_id"&gt;</text:placeholder></text:p>
              <text:p text:style-name="MP27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28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9"><text:span text:style-name="MT15">IBAN: </text:span><text:span text:style-name="MT16"><text:placeholder text:placeholder-type="text">&lt;o.partner_bank_id and o.partner_bank_id.iban or ''&gt;</text:placeholder></text:span></text:p>
            </table:table-cell>
            <table:table-cell table:style-name="Tabella5.C1" table:number-rows-spanned="2" office:value-type="string">
              <text:p text:style-name="MP30"/>
              <text:p text:style-name="MP30">Totale Imponibile<text:tab/></text:p>
              <text:p text:style-name="MP31"/>
              <text:p text:style-name="MP30">Totale imposta</text:p>
              <text:p text:style-name="MP30"/>
              <text:p text:style-name="MP32">Tot. Fattura</text:p>
            </table:table-cell>
            <table:table-cell table:style-name="Tabella5.D1" table:number-rows-spanned="2" office:value-type="string">
              <text:p text:style-name="MP33"><text:span text:style-name="MT17"><text:placeholder text:placeholder-type="text">&lt;o.currency_id.symbol or ''&gt;</text:placeholder></text:span><text:span text:style-name="MT17"> </text:span><text:placeholder text:placeholder-type="text">&lt;italian_number(o.amount_untaxed)&gt;</text:placeholder></text:p>
              <text:p text:style-name="MP34"/>
              <text:p text:style-name="MP33"><text:span text:style-name="MT17"><text:placeholder text:placeholder-type="text">&lt;o.currency_id.symbol or ''&gt;</text:placeholder></text:span><text:span text:style-name="MT17"> </text:span><text:placeholder text:placeholder-type="text">&lt;italian_number(o.amount_tax)&gt;</text:placeholder></text:p>
              <text:p text:style-name="MP33"/>
              <text:p text:style-name="MP33"><text:span text:style-name="MT12"><text:placeholder text:placeholder-type="text">&lt;o.currency_id.symbol or ''&gt;</text:placeholder></text:span><text:span text:style-name="MT17"> </text:span><text:span text:style-name="MT12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5">Scadenze</text:p>
            </table:table-cell>
            <table:table-cell table:style-name="Tabella5.A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18"><text:placeholder text:placeholder-type="text">&lt;formatLang(line.date_maturity,date=True) or ''&gt;</text:placeholder></text:span><text:span text:style-name="MT18"> <text:s text:c="4"/></text:span><text:span text:style-name="MT18"><text:placeholder text:placeholder-type="text">&lt;o.currency_id.symbol or ''&gt;</text:placeholder></text:span><text:span text:style-name="MT18"> <text:s text:c="4"/></text:span><text:span text:style-name="MT18"><text:placeholder text:placeholder-type="text">&lt;italian_number(line.debit) or ''&gt;</text:placeholder></text:span></text:p>
              <text:p text:style-name="MP36"><text:placeholder text:placeholder-type="text">&lt;/for&gt;</text:placeholder></text:p>
              <text:p text:style-name="MP38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39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41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42"/>
              <text:p text:style-name="MP43">Pag <text:s/><text:page-number text:select-page="current">1</text:page-number> / <text:page-count>1</text:page-count></text:p>
            </table:table-cell>
            <table:table-cell table:style-name="Tabella6.A1" office:value-type="string">
              <text:p text:style-name="MP44">Ai sensi del D.Lgs. 196/2003 Vi informiamo che i Vs. dati saranno utilizzati esclusivamente per i fini connessi ai rapporti commerciali tra di noi in essere. </text:p>
              <text:p text:style-name="MP44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03-21T17:33:07.816106547</dc:date>
    <meta:editing-duration>P1DT8H22M45S</meta:editing-duration>
    <meta:editing-cycles>327</meta:editing-cycles>
    <meta:generator>LibreOffice/4.2.8.2$Linux_X86_64 LibreOffice_project/420m0$Build-2</meta:generator>
    <dc:creator>Sergio Corato</dc:creator>
    <meta:document-statistic meta:table-count="5" meta:image-count="0" meta:object-count="0" meta:page-count="1" meta:paragraph-count="108" meta:word-count="374" meta:character-count="3798" meta:non-whitespace-character-count="3515"/>
  </office:meta>
</office:document-meta>
</file>